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iver</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8" office:value-type="float" office:value="13">
            <text:p>13</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4"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6]+[.R16])/([.O16]+[.Q16])" office:value-type="float" office:value="14.5974480151229">
            <text:p>14,60</text:p>
          </table:table-cell>
          <table:table-cell table:style-name="ce14" office:value-type="float" office:value="60469">
            <text:p>60469</text:p>
          </table:table-cell>
          <table:table-cell table:style-name="ce27" table:formula="of:=[.T16]/([.R16]+[.P16])*100" office:value-type="float" office:value="19.5767315673947">
            <text:p>19,58</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4"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8" office:value-type="float" office:value="16">
            <text:p>16</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4"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9" office:value-type="float" office:value="17">
            <text:p>17</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8">
            <text:p>18</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4"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4"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4"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8" office:value-type="float" office:value="21">
            <text:p>21</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4"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8" office:value-type="float" office:value="22">
            <text:p>22</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4"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8" office:value-type="float" office:value="23">
            <text:p>23</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4" office:value-type="float" office:value="0">
            <text:p>0</text:p>
          </table:table-cell>
          <table:table-cell table:style-name="ce27" office:value-type="float" office:value="0">
            <text:p>0,00</text:p>
          </table:table-cell>
          <table:table-cell table:number-columns-repeated="1003"/>
        </table:table-row>
        <table:table-row table:style-name="ro3">
          <table:table-cell table:style-name="ce8" office:value-type="float" office:value="24">
            <text:p>24</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4"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8" office:value-type="float" office:value="26">
            <text:p>26</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8" office:value-type="float" office:value="29">
            <text:p>29</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9" office:value-type="float" office:value="30">
            <text:p>30</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3">13.01.2012</text:date>, <text:time>21:50:03</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1-13T21:50:03.34</dc:date>
    <meta:editing-cycles>118</meta:editing-cycles>
    <meta:editing-duration>PT17H23S</meta:editing-duration>
    <meta:document-statistic meta:table-count="2" meta:cell-count="673" meta:object-count="0"/>
  </office:meta>
</office:document-meta>
</file>